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.1" calcext:value-type="float">
            <text:p>0,1</text:p>
          </table:table-cell>
          <table:table-cell table:formula="of:=SIN([.A1])" office:value-type="float" office:value="0.0998334166468282" calcext:value-type="float">
            <text:p>0,09983341664682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SIN([.A2])" office:value-type="float" office:value="0.198669330795061" calcext:value-type="float">
            <text:p>0,19866933079506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SIN([.A3])" office:value-type="float" office:value="0.29552020666134" calcext:value-type="float">
            <text:p>0,2955202066613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SIN([.A4])" office:value-type="float" office:value="0.38941834230865" calcext:value-type="float">
            <text:p>0,3894183423086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SIN([.A5])" office:value-type="float" office:value="0.479425538604203" calcext:value-type="float">
            <text:p>0,47942553860420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SIN([.A6])" office:value-type="float" office:value="0.564642473395035" calcext:value-type="float">
            <text:p>0,56464247339503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SIN([.A7])" office:value-type="float" office:value="0.644217687237691" calcext:value-type="float">
            <text:p>0,644217687237691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IN([.A8])" office:value-type="float" office:value="0.717356090899523" calcext:value-type="float">
            <text:p>0,71735609089952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SIN([.A9])" office:value-type="float" office:value="0.783326909627483" calcext:value-type="float">
            <text:p>0,783326909627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10])" office:value-type="float" office:value="0.841470984807896" calcext:value-type="float">
            <text:p>0,841470984807896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SIN([.A11])" office:value-type="float" office:value="0.891207360061435" calcext:value-type="float">
            <text:p>0,891207360061435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SIN([.A12])" office:value-type="float" office:value="0.932039085967226" calcext:value-type="float">
            <text:p>0,932039085967226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SIN([.A13])" office:value-type="float" office:value="0.963558185417193" calcext:value-type="float">
            <text:p>0,96355818541719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SIN([.A14])" office:value-type="float" office:value="0.98544972998846" calcext:value-type="float">
            <text:p>0,9854497299884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SIN([.A15])" office:value-type="float" office:value="0.997494986604055" calcext:value-type="float">
            <text:p>0,99749498660405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SIN([.A16])" office:value-type="float" office:value="0.999573603041505" calcext:value-type="float">
            <text:p>0,99957360304150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SIN([.A17])" office:value-type="float" office:value="0.991664810452468" calcext:value-type="float">
            <text:p>0,991664810452468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SIN([.A18])" office:value-type="float" office:value="0.973847630878195" calcext:value-type="float">
            <text:p>0,973847630878195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SIN([.A19])" office:value-type="float" office:value="0.946300087687414" calcext:value-type="float">
            <text:p>0,946300087687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20])" office:value-type="float" office:value="0.909297426825682" calcext:value-type="float">
            <text:p>0,909297426825682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formula="of:=SIN([.A21])" office:value-type="float" office:value="0.863209366648874" calcext:value-type="float">
            <text:p>0,863209366648874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SIN([.A22])" office:value-type="float" office:value="0.80849640381959" calcext:value-type="float">
            <text:p>0,80849640381959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SIN([.A23])" office:value-type="float" office:value="0.74570521217672" calcext:value-type="float">
            <text:p>0,74570521217672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SIN([.A24])" office:value-type="float" office:value="0.675463180551151" calcext:value-type="float">
            <text:p>0,67546318055115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SIN([.A25])" office:value-type="float" office:value="0.598472144103956" calcext:value-type="float">
            <text:p>0,598472144103956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SIN([.A26])" office:value-type="float" office:value="0.515501371821464" calcext:value-type="float">
            <text:p>0,515501371821464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formula="of:=SIN([.A27])" office:value-type="float" office:value="0.42737988023383" calcext:value-type="float">
            <text:p>0,42737988023383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SIN([.A28])" office:value-type="float" office:value="0.334988150155905" calcext:value-type="float">
            <text:p>0,334988150155905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SIN([.A29])" office:value-type="float" office:value="0.239249329213982" calcext:value-type="float">
            <text:p>0,239249329213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A30])" office:value-type="float" office:value="0.141120008059867" calcext:value-type="float">
            <text:p>0,1411200080598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20:48:57.194772419</meta:creation-date>
    <dc:date>2020-09-19T20:55:01.723688762</dc:date>
    <meta:editing-duration>PT24S</meta:editing-duration>
    <meta:editing-cycles>1</meta:editing-cycles>
    <meta:document-statistic meta:table-count="1" meta:cell-count="60" meta:object-count="0"/>
    <meta:generator>LibreOffice/6.4.5.2$Linux_X86_64 LibreOffice_project/40$Build-2</meta:generator>
  </office:meta>
</office:document-meta>
</file>